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ff972f" draw:marker-start-width="0.252cm" draw:marker-end-width="0.252cm" draw:fill="solid" draw:fill-color="#ffdbb6" draw:opacity="50%" draw:textarea-horizontal-align="justify" draw:textarea-vertical-align="middle" draw:auto-grow-height="false" fo:min-height="7.75cm" fo:min-width="7.5cm" fo:padding-top="0.142cm" fo:padding-bottom="0.142cm" fo:padding-left="0.267cm" fo:padding-right="0.267cm"/>
    </style:style>
    <style:style style:name="gr2" style:family="graphic" style:parent-style-name="standard">
      <style:graphic-properties svg:stroke-width="0.1cm" svg:stroke-color="#999999" draw:marker-start-width="0.35cm" draw:marker-end-width="0.35cm" draw:fill="none" draw:textarea-horizontal-align="justify" draw:textarea-vertical-align="middle" draw:auto-grow-height="false" fo:min-height="3.894cm" fo:min-width="3.644cm" fo:padding-top="0.175cm" fo:padding-bottom="0.175cm" fo:padding-left="0.3cm" fo:padding-right="0.3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stroke="dash" draw:stroke-dash="Long_20_Dash_20_Dot" svg:stroke-width="0.035cm" svg:stroke-color="#ff860d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width="0.053cm" svg:stroke-color="#e8a202" draw:marker-start-width="0.279cm" draw:marker-end-width="0.279cm" draw:fill="solid" draw:fill-color="#ffdbb6" draw:opacity="50%" draw:textarea-horizontal-align="justify" draw:textarea-vertical-align="middle" draw:auto-grow-height="false" fo:min-height="7.75cm" fo:min-width="7.5cm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7" style:family="graphic" style:parent-style-name="standard">
      <style:graphic-properties svg:stroke-width="0.035cm" svg:stroke-color="#ff972f" draw:marker-start-width="0.252cm" draw:marker-end-width="0.252cm" draw:fill="solid" draw:fill-color="#ffdbb6" draw:opacity="50%" draw:textarea-horizontal-align="justify" draw:textarea-vertical-align="middle" draw:auto-grow-height="false" fo:min-height="7.716cm" fo:min-width="7.466cm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53cm" svg:stroke-color="#999999" draw:marker-start-width="0.279cm" draw:marker-end="Concave" draw:marker-end-width="0.379cm" svg:stroke-linecap="butt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fo:min-height="0.752cm"/>
      <style:paragraph-properties style:writing-mode="lr-tb"/>
    </style:style>
    <style:style style:name="gr10" style:family="graphic" style:parent-style-name="Arrow_20_Line" style:list-style-name="L1">
      <style:graphic-properties draw:textarea-vertical-align="middle" draw:line-distance="0.366cm"/>
      <style:paragraph-properties style:writing-mode="lr-tb"/>
    </style:style>
    <style:style style:name="gr11" style:family="graphic" style:parent-style-name="Arrow_20_Line" style:list-style-name="L1">
      <style:graphic-properties draw:textarea-vertical-align="middle" draw:line-distance="0.304cm"/>
      <style:paragraph-properties style:writing-mode="lr-tb"/>
    </style:style>
    <style:style style:name="gr12" style:family="graphic" style:parent-style-name="Arrow_20_Line" style:list-style-name="L1">
      <style:graphic-properties draw:textarea-vertical-align="middle" draw:line-distance="0.304cm"/>
      <style:paragraph-properties style:writing-mode="lr-tb"/>
    </style:style>
    <style:style style:name="gr13" style:family="graphic" style:parent-style-name="Arrow_20_Line" style:list-style-name="L1">
      <style:graphic-properties draw:textarea-vertical-align="middle" draw:line-distance="0.366cm"/>
      <style:paragraph-properties style:writing-mode="lr-tb"/>
    </style:style>
    <style:style style:name="P1" style:family="paragraph">
      <loext:graphic-properties draw:fill="solid" draw:fill-color="#ffdbb6" draw:opacity="5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3465a4" loext:opacity="100%" fo:font-weight="bold"/>
    </style:style>
    <style:style style:name="P4" style:family="paragraph">
      <loext:graphic-properties draw:fill="none" draw:fill-color="#ffffff"/>
      <style:paragraph-properties style:writing-mode="lr-tb"/>
      <style:text-properties fo:color="#666666" loext:opacity="100%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3465a4" loext:opacity="100%" fo:font-weight="bold"/>
    </style:style>
    <style:style style:name="T2" style:family="text">
      <style:text-properties fo:color="#666666" loext:opacity="100%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cm" svg:height="8cm" svg:x="11.004cm" svg:y="2.0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cm" svg:height="6cm" svg:x="12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12.881cm" svg:y1="8.175cm" svg:x2="17.137cm" svg:y2="3.92cm">
          <text:p/>
        </draw:line>
        <draw:line draw:style-name="gr4" draw:text-style-name="P2" draw:layer="layout" svg:x1="11.986cm" svg:y1="2.041cm" svg:x2="11.986cm" svg:y2="10.016cm">
          <text:p/>
        </draw:line>
        <draw:line draw:style-name="gr4" draw:text-style-name="P2" draw:layer="layout" svg:x1="12.986cm" svg:y1="2.042cm" svg:x2="12.986cm" svg:y2="10.017cm">
          <text:p/>
        </draw:line>
        <draw:line draw:style-name="gr4" draw:text-style-name="P2" draw:layer="layout" svg:x1="13.986cm" svg:y1="2.042cm" svg:x2="13.986cm" svg:y2="10.017cm">
          <text:p/>
        </draw:line>
        <draw:line draw:style-name="gr4" draw:text-style-name="P2" draw:layer="layout" svg:x1="14.986cm" svg:y1="2.042cm" svg:x2="14.986cm" svg:y2="10.017cm">
          <text:p/>
        </draw:line>
        <draw:line draw:style-name="gr4" draw:text-style-name="P2" draw:layer="layout" svg:x1="15.986cm" svg:y1="2.042cm" svg:x2="15.986cm" svg:y2="10.017cm">
          <text:p/>
        </draw:line>
        <draw:line draw:style-name="gr4" draw:text-style-name="P2" draw:layer="layout" svg:x1="16.986cm" svg:y1="2.042cm" svg:x2="16.986cm" svg:y2="10.017cm">
          <text:p/>
        </draw:line>
        <draw:line draw:style-name="gr4" draw:text-style-name="P2" draw:layer="layout" svg:x1="17.986cm" svg:y1="2.042cm" svg:x2="17.986cm" svg:y2="10.017cm">
          <text:p/>
        </draw:line>
        <draw:line draw:style-name="gr4" draw:text-style-name="P2" draw:layer="layout" svg:x1="18.973cm" svg:y1="3.029cm" svg:x2="10.998cm" svg:y2="3.029cm">
          <text:p/>
        </draw:line>
        <draw:line draw:style-name="gr4" draw:text-style-name="P2" draw:layer="layout" svg:x1="18.974cm" svg:y1="4.029cm" svg:x2="10.999cm" svg:y2="4.029cm">
          <text:p/>
        </draw:line>
        <draw:line draw:style-name="gr4" draw:text-style-name="P2" draw:layer="layout" svg:x1="18.974cm" svg:y1="5.029cm" svg:x2="10.999cm" svg:y2="5.029cm">
          <text:p/>
        </draw:line>
        <draw:line draw:style-name="gr4" draw:text-style-name="P2" draw:layer="layout" svg:x1="18.974cm" svg:y1="6.029cm" svg:x2="10.999cm" svg:y2="6.029cm">
          <text:p/>
        </draw:line>
        <draw:line draw:style-name="gr4" draw:text-style-name="P2" draw:layer="layout" svg:x1="18.974cm" svg:y1="7.029cm" svg:x2="10.999cm" svg:y2="7.029cm">
          <text:p/>
        </draw:line>
        <draw:line draw:style-name="gr4" draw:text-style-name="P2" draw:layer="layout" svg:x1="18.974cm" svg:y1="8.029cm" svg:x2="10.999cm" svg:y2="8.029cm">
          <text:p/>
        </draw:line>
        <draw:line draw:style-name="gr4" draw:text-style-name="P2" draw:layer="layout" svg:x1="18.974cm" svg:y1="9.029cm" svg:x2="10.999cm" svg:y2="9.029cm">
          <text:p/>
        </draw:line>
        <draw:line draw:style-name="gr4" draw:text-style-name="P2" draw:layer="layout" svg:x1="18.974cm" svg:y1="3.029cm" svg:x2="10.999cm" svg:y2="3.029cm">
          <text:p/>
        </draw:line>
        <draw:custom-shape draw:style-name="gr5" draw:text-style-name="P1" draw:layer="layout" svg:width="8cm" svg:height="8cm" svg:x="1.996cm" svg:y="20.712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2.978cm" svg:y1="20.75cm" svg:x2="2.978cm" svg:y2="28.725cm">
          <text:p/>
        </draw:line>
        <draw:line draw:style-name="gr4" draw:text-style-name="P2" draw:layer="layout" svg:x1="3.978cm" svg:y1="20.751cm" svg:x2="3.978cm" svg:y2="28.726cm">
          <text:p/>
        </draw:line>
        <draw:line draw:style-name="gr4" draw:text-style-name="P2" draw:layer="layout" svg:x1="4.978cm" svg:y1="20.751cm" svg:x2="4.978cm" svg:y2="28.726cm">
          <text:p/>
        </draw:line>
        <draw:line draw:style-name="gr4" draw:text-style-name="P2" draw:layer="layout" svg:x1="5.978cm" svg:y1="20.751cm" svg:x2="5.978cm" svg:y2="28.726cm">
          <text:p/>
        </draw:line>
        <draw:line draw:style-name="gr4" draw:text-style-name="P2" draw:layer="layout" svg:x1="6.978cm" svg:y1="20.751cm" svg:x2="6.978cm" svg:y2="28.726cm">
          <text:p/>
        </draw:line>
        <draw:line draw:style-name="gr4" draw:text-style-name="P2" draw:layer="layout" svg:x1="7.978cm" svg:y1="20.751cm" svg:x2="7.978cm" svg:y2="28.726cm">
          <text:p/>
        </draw:line>
        <draw:line draw:style-name="gr4" draw:text-style-name="P2" draw:layer="layout" svg:x1="8.978cm" svg:y1="20.751cm" svg:x2="8.978cm" svg:y2="28.726cm">
          <text:p/>
        </draw:line>
        <draw:line draw:style-name="gr4" draw:text-style-name="P2" draw:layer="layout" svg:x1="9.965cm" svg:y1="21.738cm" svg:x2="1.99cm" svg:y2="21.738cm">
          <text:p/>
        </draw:line>
        <draw:line draw:style-name="gr4" draw:text-style-name="P2" draw:layer="layout" svg:x1="9.966cm" svg:y1="22.738cm" svg:x2="1.991cm" svg:y2="22.738cm">
          <text:p/>
        </draw:line>
        <draw:line draw:style-name="gr4" draw:text-style-name="P2" draw:layer="layout" svg:x1="9.966cm" svg:y1="23.738cm" svg:x2="1.991cm" svg:y2="23.738cm">
          <text:p/>
        </draw:line>
        <draw:line draw:style-name="gr4" draw:text-style-name="P2" draw:layer="layout" svg:x1="9.966cm" svg:y1="24.738cm" svg:x2="1.991cm" svg:y2="24.738cm">
          <text:p/>
        </draw:line>
        <draw:line draw:style-name="gr4" draw:text-style-name="P2" draw:layer="layout" svg:x1="9.966cm" svg:y1="25.738cm" svg:x2="1.991cm" svg:y2="25.738cm">
          <text:p/>
        </draw:line>
        <draw:line draw:style-name="gr4" draw:text-style-name="P2" draw:layer="layout" svg:x1="9.966cm" svg:y1="26.738cm" svg:x2="1.991cm" svg:y2="26.738cm">
          <text:p/>
        </draw:line>
        <draw:line draw:style-name="gr4" draw:text-style-name="P2" draw:layer="layout" svg:x1="9.966cm" svg:y1="27.738cm" svg:x2="1.991cm" svg:y2="27.738cm">
          <text:p/>
        </draw:line>
        <draw:line draw:style-name="gr4" draw:text-style-name="P2" draw:layer="layout" svg:x1="9.966cm" svg:y1="21.738cm" svg:x2="1.991cm" svg:y2="21.738cm">
          <text:p/>
        </draw:line>
        <draw:frame draw:style-name="gr6" draw:text-style-name="P3" draw:layer="layout" svg:width="0.847cm" svg:height="0.962cm" draw:transform="rotate (0.785398163397448) translate (13.722cm 5.618cm)">
          <draw:text-box>
            <text:p><text:span text:style-name="T1">D</text:span></text:p>
          </draw:text-box>
        </draw:frame>
        <draw:custom-shape draw:style-name="gr7" draw:text-style-name="P1" draw:layer="layout" svg:width="8cm" svg:height="8cm" svg:x="2.004cm" svg:y="2.0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cm" svg:height="6cm" svg:x="3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2" draw:layer="layout" svg:x1="3.881cm" svg:y1="8.175cm" svg:x2="8.137cm" svg:y2="3.92cm">
          <text:p/>
        </draw:line>
        <draw:line draw:style-name="gr4" draw:text-style-name="P2" draw:layer="layout" svg:x1="2.986cm" svg:y1="2.041cm" svg:x2="2.986cm" svg:y2="10.016cm">
          <text:p/>
        </draw:line>
        <draw:line draw:style-name="gr4" draw:text-style-name="P2" draw:layer="layout" svg:x1="3.986cm" svg:y1="2.042cm" svg:x2="3.986cm" svg:y2="10.017cm">
          <text:p/>
        </draw:line>
        <draw:line draw:style-name="gr4" draw:text-style-name="P2" draw:layer="layout" svg:x1="4.986cm" svg:y1="2.042cm" svg:x2="4.986cm" svg:y2="10.017cm">
          <text:p/>
        </draw:line>
        <draw:line draw:style-name="gr4" draw:text-style-name="P2" draw:layer="layout" svg:x1="5.986cm" svg:y1="2.042cm" svg:x2="5.986cm" svg:y2="10.017cm">
          <text:p/>
        </draw:line>
        <draw:line draw:style-name="gr4" draw:text-style-name="P2" draw:layer="layout" svg:x1="6.986cm" svg:y1="2.042cm" svg:x2="6.986cm" svg:y2="10.017cm">
          <text:p/>
        </draw:line>
        <draw:line draw:style-name="gr4" draw:text-style-name="P2" draw:layer="layout" svg:x1="7.986cm" svg:y1="2.042cm" svg:x2="7.986cm" svg:y2="10.017cm">
          <text:p/>
        </draw:line>
        <draw:line draw:style-name="gr4" draw:text-style-name="P2" draw:layer="layout" svg:x1="8.986cm" svg:y1="2.042cm" svg:x2="8.986cm" svg:y2="10.017cm">
          <text:p/>
        </draw:line>
        <draw:line draw:style-name="gr4" draw:text-style-name="P2" draw:layer="layout" svg:x1="9.973cm" svg:y1="3.029cm" svg:x2="1.998cm" svg:y2="3.029cm">
          <text:p/>
        </draw:line>
        <draw:line draw:style-name="gr4" draw:text-style-name="P2" draw:layer="layout" svg:x1="9.974cm" svg:y1="4.029cm" svg:x2="1.999cm" svg:y2="4.029cm">
          <text:p/>
        </draw:line>
        <draw:line draw:style-name="gr4" draw:text-style-name="P2" draw:layer="layout" svg:x1="9.974cm" svg:y1="5.029cm" svg:x2="1.999cm" svg:y2="5.029cm">
          <text:p/>
        </draw:line>
        <draw:line draw:style-name="gr4" draw:text-style-name="P2" draw:layer="layout" svg:x1="9.974cm" svg:y1="6.029cm" svg:x2="1.999cm" svg:y2="6.029cm">
          <text:p/>
        </draw:line>
        <draw:line draw:style-name="gr4" draw:text-style-name="P2" draw:layer="layout" svg:x1="9.974cm" svg:y1="7.029cm" svg:x2="1.999cm" svg:y2="7.029cm">
          <text:p/>
        </draw:line>
        <draw:line draw:style-name="gr4" draw:text-style-name="P2" draw:layer="layout" svg:x1="9.974cm" svg:y1="8.029cm" svg:x2="1.999cm" svg:y2="8.029cm">
          <text:p/>
        </draw:line>
        <draw:line draw:style-name="gr4" draw:text-style-name="P2" draw:layer="layout" svg:x1="9.974cm" svg:y1="9.029cm" svg:x2="1.999cm" svg:y2="9.029cm">
          <text:p/>
        </draw:line>
        <draw:line draw:style-name="gr4" draw:text-style-name="P2" draw:layer="layout" svg:x1="9.974cm" svg:y1="3.029cm" svg:x2="1.999cm" svg:y2="3.029cm">
          <text:p/>
        </draw:line>
        <draw:line draw:style-name="gr8" draw:text-style-name="P2" draw:layer="layout" svg:x1="2.226cm" svg:y1="9.854cm" svg:x2="2.226cm" svg:y2="2.154cm">
          <text:p/>
        </draw:line>
        <draw:line draw:style-name="gr8" draw:text-style-name="P2" draw:layer="layout" svg:x1="2.2cm" svg:y1="9.822cm" svg:x2="9.8cm" svg:y2="9.822cm">
          <text:p/>
        </draw:line>
        <draw:frame draw:style-name="gr9" draw:text-style-name="P4" draw:layer="layout" svg:width="0.7cm" svg:height="1.002cm" svg:x="2.285cm" svg:y="2.003cm">
          <draw:text-box>
            <text:p><text:span text:style-name="T2">Y</text:span></text:p>
          </draw:text-box>
        </draw:frame>
        <draw:frame draw:style-name="gr6" draw:text-style-name="P4" draw:layer="layout" svg:width="0.7cm" svg:height="0.962cm" svg:x="9.108cm" svg:y="8.712cm">
          <draw:text-box>
            <text:p><text:span text:style-name="T2">X</text:span></text:p>
          </draw:text-box>
        </draw:frame>
        <draw:frame draw:style-name="gr6" draw:text-style-name="P3" draw:layer="layout" svg:width="0.847cm" svg:height="0.962cm" draw:transform="rotate (0.785398163397448) translate (4.789cm 5.619cm)">
          <draw:text-box>
            <text:p><text:span text:style-name="T1">D</text:span></text:p>
          </draw:text-box>
        </draw:frame>
        <draw:custom-shape draw:style-name="gr7" draw:text-style-name="P1" draw:layer="layout" svg:width="8cm" svg:height="8cm" svg:x="11.004cm" svg:y="11.003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1.986cm" svg:y1="11.041cm" svg:x2="11.986cm" svg:y2="19.016cm">
          <text:p/>
        </draw:line>
        <draw:line draw:style-name="gr4" draw:text-style-name="P2" draw:layer="layout" svg:x1="12.986cm" svg:y1="11.042cm" svg:x2="12.986cm" svg:y2="19.017cm">
          <text:p/>
        </draw:line>
        <draw:line draw:style-name="gr4" draw:text-style-name="P2" draw:layer="layout" svg:x1="13.986cm" svg:y1="11.042cm" svg:x2="13.986cm" svg:y2="19.017cm">
          <text:p/>
        </draw:line>
        <draw:line draw:style-name="gr4" draw:text-style-name="P2" draw:layer="layout" svg:x1="14.986cm" svg:y1="11.042cm" svg:x2="14.986cm" svg:y2="19.017cm">
          <text:p/>
        </draw:line>
        <draw:line draw:style-name="gr4" draw:text-style-name="P2" draw:layer="layout" svg:x1="15.986cm" svg:y1="11.042cm" svg:x2="15.986cm" svg:y2="19.017cm">
          <text:p/>
        </draw:line>
        <draw:line draw:style-name="gr4" draw:text-style-name="P2" draw:layer="layout" svg:x1="16.986cm" svg:y1="11.042cm" svg:x2="16.986cm" svg:y2="19.017cm">
          <text:p/>
        </draw:line>
        <draw:line draw:style-name="gr4" draw:text-style-name="P2" draw:layer="layout" svg:x1="17.986cm" svg:y1="11.042cm" svg:x2="17.986cm" svg:y2="19.017cm">
          <text:p/>
        </draw:line>
        <draw:line draw:style-name="gr4" draw:text-style-name="P2" draw:layer="layout" svg:x1="18.973cm" svg:y1="12.029cm" svg:x2="10.998cm" svg:y2="12.029cm">
          <text:p/>
        </draw:line>
        <draw:line draw:style-name="gr4" draw:text-style-name="P2" draw:layer="layout" svg:x1="18.974cm" svg:y1="13.029cm" svg:x2="10.999cm" svg:y2="13.029cm">
          <text:p/>
        </draw:line>
        <draw:line draw:style-name="gr4" draw:text-style-name="P2" draw:layer="layout" svg:x1="18.974cm" svg:y1="14.029cm" svg:x2="10.999cm" svg:y2="14.029cm">
          <text:p/>
        </draw:line>
        <draw:line draw:style-name="gr4" draw:text-style-name="P2" draw:layer="layout" svg:x1="18.974cm" svg:y1="15.029cm" svg:x2="10.999cm" svg:y2="15.029cm">
          <text:p/>
        </draw:line>
        <draw:line draw:style-name="gr4" draw:text-style-name="P2" draw:layer="layout" svg:x1="18.974cm" svg:y1="16.029cm" svg:x2="10.999cm" svg:y2="16.029cm">
          <text:p/>
        </draw:line>
        <draw:line draw:style-name="gr4" draw:text-style-name="P2" draw:layer="layout" svg:x1="18.974cm" svg:y1="17.029cm" svg:x2="10.999cm" svg:y2="17.029cm">
          <text:p/>
        </draw:line>
        <draw:line draw:style-name="gr4" draw:text-style-name="P2" draw:layer="layout" svg:x1="18.974cm" svg:y1="18.029cm" svg:x2="10.999cm" svg:y2="18.029cm">
          <text:p/>
        </draw:line>
        <draw:line draw:style-name="gr4" draw:text-style-name="P2" draw:layer="layout" svg:x1="18.974cm" svg:y1="12.029cm" svg:x2="10.999cm" svg:y2="12.029cm">
          <text:p/>
        </draw:line>
        <draw:custom-shape draw:style-name="gr7" draw:text-style-name="P1" draw:layer="layout" svg:width="8cm" svg:height="8cm" svg:x="2.004cm" svg:y="11.003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2.986cm" svg:y1="11.041cm" svg:x2="2.986cm" svg:y2="19.016cm">
          <text:p/>
        </draw:line>
        <draw:line draw:style-name="gr4" draw:text-style-name="P2" draw:layer="layout" svg:x1="3.986cm" svg:y1="11.042cm" svg:x2="3.986cm" svg:y2="19.017cm">
          <text:p/>
        </draw:line>
        <draw:line draw:style-name="gr4" draw:text-style-name="P2" draw:layer="layout" svg:x1="4.986cm" svg:y1="11.042cm" svg:x2="4.986cm" svg:y2="19.017cm">
          <text:p/>
        </draw:line>
        <draw:line draw:style-name="gr4" draw:text-style-name="P2" draw:layer="layout" svg:x1="5.986cm" svg:y1="11.042cm" svg:x2="5.986cm" svg:y2="19.017cm">
          <text:p/>
        </draw:line>
        <draw:line draw:style-name="gr4" draw:text-style-name="P2" draw:layer="layout" svg:x1="6.986cm" svg:y1="11.042cm" svg:x2="6.986cm" svg:y2="19.017cm">
          <text:p/>
        </draw:line>
        <draw:line draw:style-name="gr4" draw:text-style-name="P2" draw:layer="layout" svg:x1="7.986cm" svg:y1="11.042cm" svg:x2="7.986cm" svg:y2="19.017cm">
          <text:p/>
        </draw:line>
        <draw:line draw:style-name="gr4" draw:text-style-name="P2" draw:layer="layout" svg:x1="8.986cm" svg:y1="11.042cm" svg:x2="8.986cm" svg:y2="19.017cm">
          <text:p/>
        </draw:line>
        <draw:line draw:style-name="gr4" draw:text-style-name="P2" draw:layer="layout" svg:x1="9.973cm" svg:y1="12.029cm" svg:x2="1.998cm" svg:y2="12.029cm">
          <text:p/>
        </draw:line>
        <draw:line draw:style-name="gr4" draw:text-style-name="P2" draw:layer="layout" svg:x1="9.974cm" svg:y1="13.029cm" svg:x2="1.999cm" svg:y2="13.029cm">
          <text:p/>
        </draw:line>
        <draw:line draw:style-name="gr4" draw:text-style-name="P2" draw:layer="layout" svg:x1="9.974cm" svg:y1="14.029cm" svg:x2="1.999cm" svg:y2="14.029cm">
          <text:p/>
        </draw:line>
        <draw:line draw:style-name="gr4" draw:text-style-name="P2" draw:layer="layout" svg:x1="9.974cm" svg:y1="15.029cm" svg:x2="1.999cm" svg:y2="15.029cm">
          <text:p/>
        </draw:line>
        <draw:line draw:style-name="gr4" draw:text-style-name="P2" draw:layer="layout" svg:x1="9.974cm" svg:y1="16.029cm" svg:x2="1.999cm" svg:y2="16.029cm">
          <text:p/>
        </draw:line>
        <draw:line draw:style-name="gr4" draw:text-style-name="P2" draw:layer="layout" svg:x1="9.974cm" svg:y1="17.029cm" svg:x2="1.999cm" svg:y2="17.029cm">
          <text:p/>
        </draw:line>
        <draw:line draw:style-name="gr4" draw:text-style-name="P2" draw:layer="layout" svg:x1="9.974cm" svg:y1="18.029cm" svg:x2="1.999cm" svg:y2="18.029cm">
          <text:p/>
        </draw:line>
        <draw:line draw:style-name="gr4" draw:text-style-name="P2" draw:layer="layout" svg:x1="9.974cm" svg:y1="12.029cm" svg:x2="1.999cm" svg:y2="12.029cm">
          <text:p/>
        </draw:line>
        <draw:line draw:style-name="gr8" draw:text-style-name="P2" draw:layer="layout" svg:x1="2.226cm" svg:y1="18.854cm" svg:x2="2.226cm" svg:y2="11.154cm">
          <text:p/>
        </draw:line>
        <draw:line draw:style-name="gr8" draw:text-style-name="P2" draw:layer="layout" svg:x1="2.2cm" svg:y1="18.822cm" svg:x2="9.8cm" svg:y2="18.822cm">
          <text:p/>
        </draw:line>
        <draw:frame draw:style-name="gr9" draw:text-style-name="P4" draw:layer="layout" svg:width="0.7cm" svg:height="1.002cm" svg:x="2.285cm" svg:y="11.003cm">
          <draw:text-box>
            <text:p><text:span text:style-name="T2">Y</text:span></text:p>
          </draw:text-box>
        </draw:frame>
        <draw:frame draw:style-name="gr6" draw:text-style-name="P4" draw:layer="layout" svg:width="0.7cm" svg:height="0.962cm" svg:x="9.108cm" svg:y="17.712cm">
          <draw:text-box>
            <text:p><text:span text:style-name="T2">X</text:span></text:p>
          </draw:text-box>
        </draw:frame>
        <draw:measure draw:style-name="gr10" draw:text-style-name="P5" draw:layer="layout" svg:x1="11.972cm" svg:y1="12.888cm" svg:x2="17.938cm" svg:y2="12.866cm">
          <text:p text:style-name="P5"><text:span text:style-name="T3">b</text:span></text:p>
        </draw:measure>
        <draw:measure draw:style-name="gr11" draw:text-style-name="P5" draw:layer="layout" svg:x1="11.978cm" svg:y1="17.025cm" svg:x2="11.978cm" svg:y2="13.025cm">
          <text:p text:style-name="P5"><text:span text:style-name="T3"><text:measure text:kind="gap"/></text:span><text:span text:style-name="T3">a</text:span></text:p>
        </draw:measure>
        <draw:measure draw:style-name="gr12" draw:text-style-name="P5" draw:layer="layout" svg:x1="2.938cm" svg:y1="17.025cm" svg:x2="2.938cm" svg:y2="13.025cm">
          <text:p text:style-name="P5"><text:span text:style-name="T3"><text:measure text:kind="gap"/></text:span><text:span text:style-name="T3">a</text:span></text:p>
        </draw:measure>
        <draw:measure draw:style-name="gr13" draw:text-style-name="P5" draw:layer="layout" svg:x1="2.99cm" svg:y1="12.828cm" svg:x2="8.956cm" svg:y2="12.806cm">
          <text:p text:style-name="P5"><text:span text:style-name="T3">b</text:span></text:p>
        </draw:measur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oncave" svg:viewBox="0 0 1131 1580" svg:d="M1013 1491l118 89-567-1580-564 1580 114-85 136-68 148-46 161-17 161 13 153 46z"/>
    <draw:stroke-dash draw:name="Long_20_Dash_20_Dot" draw:display-name="Long Dash Dot" draw:style="rect" draw:dots1="1" draw:dots1-length="6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Manfred Noack</meta:initial-creator>
    <meta:creation-date>2020-09-23T16:39:38.666181691</meta:creation-date>
    <dc:date>2020-09-26T16:02:10.432215390</dc:date>
    <dc:creator>Manfred Noack</dc:creator>
    <meta:editing-duration>PT3H59M36S</meta:editing-duration>
    <meta:editing-cycles>12</meta:editing-cycles>
    <meta:generator>LibreOffice/7.0.1.2$Linux_X86_64 LibreOffice_project/00$Build-2</meta:generator>
    <meta:document-statistic meta:object-count="98"/>
  </office:meta>
</office:document-meta>
</file>